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2bb" officeooo:paragraph-rsid="001722bb"/>
    </style:style>
    <style:style style:name="P2" style:family="paragraph" style:parent-style-name="Standard">
      <style:text-properties officeooo:rsid="001722bb" officeooo:paragraph-rsid="0017eca8"/>
    </style:style>
    <style:style style:name="T1" style:family="text">
      <style:text-properties officeooo:rsid="0017e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2"/>Elvis Dohmatob,</text:p>
      <text:p text:style-name="P1"><text:tab/><text:tab/><text:tab/><text:tab/><text:tab/><text:tab/><text:tab/> <text:s text:c="10"/>Parietal Team, INRIA /CEA,</text:p>
      <text:p text:style-name="P1"><text:tab/><text:tab/><text:tab/><text:tab/><text:tab/><text:tab/><text:tab/> <text:s text:c="14"/>Université de Paris-saclay,</text:p>
      <text:p text:style-name="P1"><text:tab/><text:tab/><text:tab/><text:tab/><text:tab/><text:tab/><text:tab/> <text:s text:c="44"/>France.</text:p>
      <text:p text:style-name="P1"/>
      <text:p text:style-name="P1"/>
      <text:p text:style-name="P1">Editors,</text:p>
      <text:p text:style-name="P1">Plus Computational Biology</text:p>
      <text:p text:style-name="P1"/>
      <text:p text:style-name="P1">Please see enclosed, our manuscript entitled "Dark Control: A Unified Account of Default</text:p>
      <text:p text:style-name="P1">Mode Function by Control Theory and Reinforcement Learning", to be considered for</text:p>
      <text:p text:style-name="P1">publication in your journal.</text:p>
      <text:p text:style-name="P1"/>
      <text:p text:style-name="P1">In this opinion paper, we argue that the components of the DMN (default-mode network)</text:p>
      <text:p text:style-name="P2">constitute sufficient neurobiological substrates to implement, in principle, a complete reinforcement-learning (RL) agent for decision-making. Our research is at the crossroads</text:p>
      <text:p text:style-name="P2">of the now encyclopedic literature on the DMN and the recent resurgence of RL as a</text:p>
      <text:p text:style-name="P2">distinguished method for active-learning in uncertain environments (not the least of which</text:p>
      <text:p text:style-name="P2">is the recent super-human behavior of DeepMind's RL-based program in the highly</text:p>
      <text:p text:style-name="P2">complex and strategic game of Go), subject to very limited modeling assumptions.</text:p>
      <text:p text:style-name="P1"/>
      <text:p text:style-name="P1">We begin by presenting a concise synthesis of the known neurobiology organization of</text:p>
      <text:p text:style-name="P1">the DMN, precisely postulating the would-be function of each component thereof:</text:p>
      <text:p text:style-name="P1">posteromedial cortex for global monitoring and information integration; the prefrontal</text:p>
      <text:p text:style-name="P1">cortex for action consideration and stimulus-value association; the hippocampus for</text:p>
      <text:p text:style-name="P1">memory, space, and experience replay; and the right/left TPJ for prediction</text:p>
      <text:p text:style-name="P1">error-signaling and world semantics.</text:p>
      <text:p text:style-name="P1"/>
      <text:p text:style-name="P1">The key ideas in contemporary RL theory are recalled and d<text:span text:style-name="T1">e</text:span>m<text:span text:style-name="T1">y</text:span>stified: actions, rewards,</text:p>
      <text:p text:style-name="P1">discounting, expected cumulative future rewards, Bellman backups, Q-learning, experience</text:p>
      <text:p text:style-name="P1">replay, value approximation, etc. A clear correspondence between the different DMN nodes</text:p>
      <text:p text:style-name="P1">and their integration on one hand, and the components of an RL agent on the other hand,</text:p>
      <text:p text:style-name="P1">then emerges clearly. Thus the DMN would implement a RL algorithm responsible for the</text:p>
      <text:p text:style-name="P1">core of decision-making mechanisms in the brain. This would in particular explain the</text:p>
      <text:p text:style-name="P1">high metabolism observed in the DMN, which has largely remained unexplained.</text:p>
      <text:p text:style-name="P1">This paper opens of rich avenue for studying the DMN objectively.</text:p>
      <text:p text:style-name="P1"/>
      <text:p text:style-name="P1">While looking forward to hearing from you, we thank you plentifully for your time</text:p>
      <text:p text:style-name="P1">and consideration.</text:p>
      <text:p text:style-name="P1"/>
      <text:p text:style-name="P1">Yours sincerely,</text:p>
      <text:p text:style-name="P1">Elvis Dohmatob, Guillaume Dumas, Danilo Bzd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vis </meta:initial-creator>
    <meta:creation-date>2017-06-11T22:09:38.277620360</meta:creation-date>
    <dc:date>2017-06-11T22:17:30.347931303</dc:date>
    <dc:creator>Elvis </dc:creator>
    <meta:editing-duration>PT7M52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33" meta:word-count="313" meta:character-count="2366" meta:non-whitespace-character-count="1882"/>
  </office:meta>
</office:document-meta>
</file>